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Ubuntu" svg:font-family="Ubuntu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5435" officeooo:paragraph-rsid="00155435"/>
    </style:style>
    <style:style style:name="P2" style:family="paragraph" style:parent-style-name="Standard" style:list-style-name="L2"/>
    <style:style style:name="P3" style:family="paragraph" style:parent-style-name="Standard" style:list-style-name="L2">
      <style:text-properties officeooo:paragraph-rsid="001bfb75"/>
    </style:style>
    <style:style style:name="P4" style:family="paragraph" style:parent-style-name="Standard" style:list-style-name="L2">
      <style:text-properties officeooo:paragraph-rsid="001df9ad"/>
    </style:style>
    <style:style style:name="P5" style:family="paragraph" style:parent-style-name="Standard" style:list-style-name="L2">
      <style:text-properties officeooo:paragraph-rsid="001f2462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2">
      <style:text-properties fo:font-weight="normal" officeooo:rsid="00159512" officeooo:paragraph-rsid="00159512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59512" officeooo:paragraph-rsid="001f2462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a41f5" officeooo:paragraph-rsid="001a41f5" style:font-weight-asian="normal" style:font-weight-complex="normal"/>
    </style:style>
    <style:style style:name="P10" style:family="paragraph" style:parent-style-name="Standard" style:list-style-name="L2">
      <style:text-properties officeooo:rsid="00159512" officeooo:paragraph-rsid="00159512"/>
    </style:style>
    <style:style style:name="P11" style:family="paragraph" style:parent-style-name="Standard" style:list-style-name="L2">
      <style:text-properties officeooo:rsid="00159512" officeooo:paragraph-rsid="001f2462"/>
    </style:style>
    <style:style style:name="P12" style:family="paragraph" style:parent-style-name="Standard" style:list-style-name="L2">
      <style:text-properties officeooo:rsid="001a41f5" officeooo:paragraph-rsid="001bfb75"/>
    </style:style>
    <style:style style:name="P13" style:family="paragraph" style:parent-style-name="Standard" style:list-style-name="L2">
      <style:text-properties officeooo:rsid="00178221" officeooo:paragraph-rsid="00178221"/>
    </style:style>
    <style:style style:name="P14" style:family="paragraph" style:parent-style-name="Standard" style:list-style-name="L2">
      <style:text-properties officeooo:rsid="00155435" officeooo:paragraph-rsid="00155435"/>
    </style:style>
    <style:style style:name="P15" style:family="paragraph" style:parent-style-name="Standard" style:list-style-name="L2">
      <style:text-properties fo:font-size="14pt" fo:font-weight="bold" officeooo:rsid="00155435" officeooo:paragraph-rsid="00155435" style:font-size-asian="14pt" style:font-weight-asian="bold" style:font-size-complex="14pt" style:font-weight-complex="bold"/>
    </style:style>
    <style:style style:name="P16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2pt" fo:font-weight="normal" officeooo:rsid="00159512" officeooo:paragraph-rsid="00159512" style:font-size-asian="12pt" style:font-weight-asian="normal" style:font-size-complex="12pt" style:font-weight-complex="normal"/>
    </style:style>
    <style:style style:name="T1" style:family="text">
      <style:text-properties officeooo:rsid="00159512"/>
    </style:style>
    <style:style style:name="T2" style:family="text">
      <style:text-properties officeooo:rsid="001b1c53"/>
    </style:style>
    <style:style style:name="T3" style:family="text">
      <style:text-properties officeooo:rsid="001a41f5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df9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Ubuntu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366795763193639" text:style-name="L1">
        <text:list-header>
          <text:p text:style-name="P17">Conversion Tasks</text:p>
        </text:list-header>
      </text:list>
      <text:p text:style-name="P6"/>
      <text:list xml:id="list5360197056173642893" text:style-name="L2">
        <text:list-item>
          <text:p text:style-name="P15">Clear up lingering problems <text:span text:style-name="T6">(development machine)</text:span></text:p>
          <text:list>
            <text:list-item>
              <text:p text:style-name="P8">Legacy browser support</text:p>
              <text:list>
                <text:list-item>
                  <text:p text:style-name="P8">Safari 5.x</text:p>
                </text:list-item>
                <text:list-item>
                  <text:p text:style-name="P8">Any others?</text:p>
                </text:list-item>
              </text:list>
            </text:list-item>
            <text:list-item>
              <text:p text:style-name="P7">Other problems?</text:p>
            </text:list-item>
            <text:list-item>
              <text:p text:style-name="P9">go through timesheet entry and all that an individual staff uses and verify working</text:p>
            </text:list-item>
          </text:list>
        </text:list-item>
      </text:list>
      <text:p text:style-name="P18"/>
      <text:list xml:id="list181651275167135" text:continue-numbering="true" text:style-name="L2">
        <text:list-item>
          <text:p text:style-name="P15">Setup server</text:p>
          <text:list>
            <text:list-item>
              <text:p text:style-name="P2">Identify <text:span text:style-name="T1">host </text:span>server</text:p>
            </text:list-item>
            <text:list-item>
              <text:p text:style-name="P2">Create domain name</text:p>
            </text:list-item>
            <text:list-item>
              <text:p text:style-name="P5">Create site<text:span text:style-name="T1">s for production, training, development testing</text:span></text:p>
              <text:list>
                <text:list-item>
                  <text:p text:style-name="P5"><text:span text:style-name="T1">Set up admin accounts</text:span></text:p>
                </text:list-item>
                <text:list-item>
                  <text:p text:style-name="P5"><text:span text:style-name="T1">Logos</text:span></text:p>
                </text:list-item>
              </text:list>
            </text:list-item>
            <text:list-item>
              <text:p text:style-name="P11">Create DB</text:p>
              <text:list>
                <text:list-item>
                  <text:p text:style-name="P11">Set up admin accounts</text:p>
                </text:list-item>
              </text:list>
            </text:list-item>
          </text:list>
        </text:list-item>
        <text:list-item>
          <text:p text:style-name="P16">Preload data</text:p>
          <text:list>
            <text:list-item>
              <text:p text:style-name="P2">Export data from Access</text:p>
            </text:list-item>
            <text:list-item>
              <text:p text:style-name="P2">Upload data to server</text:p>
            </text:list-item>
            <text:list-item>
              <text:p text:style-name="P2">Create DB on server</text:p>
            </text:list-item>
            <text:list-item>
              <text:p text:style-name="P2">Import data</text:p>
            </text:list-item>
            <text:list-item>
              <text:p text:style-name="P12">Modernize content before go live:</text:p>
              <text:list>
                <text:list-item>
                  <text:p text:style-name="P3"><text:span text:style-name="T3">Update users/staff</text:span></text:p>
                </text:list-item>
                <text:list-item>
                  <text:p text:style-name="P3"><text:span text:style-name="T3">Update classes</text:span></text:p>
                </text:list-item>
                <text:list-item>
                  <text:p text:style-name="P3"><text:span text:style-name="T3">Update tasks names after upload from Wendi</text:span></text:p>
                </text:list-item>
                <text:list-item>
                  <text:p text:style-name="P3"><text:span text:style-name="T3">Update subtask names after Wendi's upload</text:span></text:p>
                </text:list-item>
                <text:list-item>
                  <text:p text:style-name="P3"><text:span text:style-name="T3">Do above after Wendi has Parisi's input for invoices and tasks</text:span></text:p>
                </text:list-item>
                <text:list-item>
                  <text:p text:style-name="P3"><text:span text:style-name="T3">Find bookkeepers needs and implement if possible</text:span></text:p>
                </text:list-item>
              </text:list>
            </text:list-item>
          </text:list>
        </text:list-item>
        <text:list-item>
          <text:p text:style-name="P16">Test <text:span text:style-name="T6">Server</text:span></text:p>
          <text:list>
            <text:list-item>
              <text:p text:style-name="P2">Functional testing – <text:span text:style-name="T1">does it come up and allow us to move around</text:span></text:p>
            </text:list-item>
            <text:list-item>
              <text:p text:style-name="P2">Match testing – <text:span text:style-name="T1">does its behavior match what we expect</text:span></text:p>
            </text:list-item>
            <text:list-item>
              <text:p text:style-name="P10">re-load data before going 'live'</text:p>
            </text:list-item>
            <text:list-item>
              <text:p text:style-name="P4">Parallel</text:p>
              <text:list>
                <text:list-item>
                  <text:p text:style-name="P4"><text:span text:style-name="T2">retro parallel</text:span></text:p>
                </text:list-item>
                <text:list-item>
                  <text:p text:style-name="P4"><text:span text:style-name="T2">live parallel</text:span></text:p>
                </text:list-item>
              </text:list>
            </text:list-item>
          </text:list>
        </text:list-item>
        <text:list-item>
          <text:p text:style-name="P16">User training</text:p>
          <text:list>
            <text:list-item>
              <text:p text:style-name="P2">Users</text:p>
            </text:list-item>
            <text:list-item>
              <text:p text:style-name="P2">Administrator</text:p>
            </text:list-item>
            <text:list-item>
              <text:p text:style-name="P2">SysAdmin</text:p>
            </text:list-item>
            <text:list-item>
              <text:p text:style-name="P13">System support</text:p>
            </text:list-item>
          </text:list>
        </text:list-item>
        <text:list-item>
          <text:p text:style-name="P15">ToDo - now</text:p>
          <text:list>
            <text:list-item>
              <text:p text:style-name="P14">Secure login</text:p>
            </text:list-item>
            <text:list-item>
              <text:p text:style-name="P13">Classes and numbers functionality</text:p>
            </text:list-item>
          </text:list>
        </text:list-item>
      </text:list>
      <text:p text:style-name="P1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Ubuntu" svg:font-family="Ubuntu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1-01-03T15:57:48</meta:creation-date>
    <dc:date>2014-07-01T18:16:50.838632688</dc:date>
    <meta:editing-duration>PT10H16M55S</meta:editing-duration>
    <meta:editing-cycles>10</meta:editing-cycles>
    <meta:generator>LibreOffice/4.2.3.3$Linux_X86_64 LibreOffice_project/420m0$Build-3</meta:generator>
    <meta:document-statistic meta:table-count="0" meta:image-count="0" meta:object-count="0" meta:page-count="2" meta:paragraph-count="42" meta:word-count="203" meta:character-count="1065" meta:non-whitespace-character-count="943"/>
  </office:meta>
</office:document-meta>
</file>